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3048e" officeooo:paragraph-rsid="0003048e" style:font-size-asian="12.25pt" style:font-size-complex="14pt"/>
    </style:style>
    <style:style style:name="P2" style:family="paragraph" style:parent-style-name="Standard">
      <style:text-properties fo:font-size="14pt" officeooo:rsid="00040e04" officeooo:paragraph-rsid="00040e04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Montrez que le paysage urbain témoigne de la puissance financière de Tokyo et sert aussi à renforcer son attractivité.</text:p>
      <text:p text:style-name="P1"/>
      <text:p text:style-name="P2">Le paysage urbain de Tokyo est </text:p>
      <text:p text:style-name="P1"/>
      <text:p text:style-name="P1">2. Quelles connexions insèrent Tokyo dans l’économie mondialisée ?</text:p>
      <text:p text:style-name="P1"/>
      <text:p text:style-name="P1">3. Quelles sont les forces et faiblesses de la ville mondiale ?</text:p>
      <text:p text:style-name="P1"/>
      <text:p text:style-name="P1">4. Comment cherche-t-elle à maintenir son rang 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7:05:46.475600001</meta:creation-date>
    <meta:generator>LibreOffice/7.5.1.2$Linux_X86_64 LibreOffice_project/50$Build-2</meta:generator>
    <dc:date>2023-04-14T17:28:33.690877269</dc:date>
    <meta:editing-duration>PT22M48S</meta:editing-duration>
    <meta:editing-cycles>2</meta:editing-cycles>
    <meta:document-statistic meta:table-count="0" meta:image-count="0" meta:object-count="0" meta:page-count="1" meta:paragraph-count="5" meta:word-count="55" meta:character-count="329" meta:non-whitespace-character-count="278"/>
  </office:meta>
</office:document-meta>
</file>